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81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30.2mm"/>
    </style:style>
    <style:style style:name="co8" style:family="table-column">
      <style:table-column-properties fo:break-before="auto" style:column-width="160.92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12" table:default-cell-style-name="ce2"/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Textos</text:p>
          </table:table-cell>
          <table:table-cell table:style-name="ce1" office:value-type="string" calcext:value-type="string">
            <text:p>Videos</text:p>
          </table:table-cell>
          <table:table-cell table:style-name="ce1" office:value-type="string" calcext:value-type="string">
            <text:p>Videos Interactivos</text:p>
          </table:table-cell>
          <table:table-cell table:style-name="ce1" office:value-type="string" calcext:value-type="string">
            <text:p>Potencial pedagógico</text:p>
          </table:table-cell>
          <table:table-cell table:style-name="ce1" office:value-type="string" calcext:value-type="string">
            <text:p>Reflexiones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Apoyo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ursos en la UN para el periodo 2020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xplicar menú y navegació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 ruta sugeri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lace a youtube; links en imagen; relación con estructura de curso (Medellí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pectos pedagógicos</text:p>
          </table:table-cell>
          <table:table-cell table:number-columns-repeated="9"/>
          <table:table-cell office:value-type="string" calcext:value-type="string">
            <text:p>Reorganiz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laboración vs competición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importancia de la práctica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las invertida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¿Cómo aprendemos?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Heyma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bjetivos de aprendizaj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nlaces externo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selección del verbo</text:p>
          </table:table-cell>
          <table:table-cell table:number-columns-repeated="6"/>
          <table:table-cell office:value-type="string" calcext:value-type="string">
            <text:p>Dir Mzles</text:p>
          </table:table-cell>
          <table:table-cell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jemplos (y contraejemplos)</text:p>
          </table:table-cell>
          <table:table-cell table:number-columns-repeated="8"/>
          <table:table-cell office:value-type="string" calcext:value-type="string">
            <text:p>Ampliar y redac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egación y estructura de un curso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Marilu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cursos didácticos</text:p>
          </table:table-cell>
          <table:table-cell table:number-columns-repeated="8"/>
          <table:table-cell office:value-type="string" calcext:value-type="string">
            <text:p>OVAS DNIA</text:p>
          </table:table-cell>
          <table:table-cell office:value-type="string" calcext:value-type="string">
            <text:p>Redactar y estructir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cnología e inclusión</text:p>
          </table:table-cell>
          <table:table-cell table:number-columns-repeated="9"/>
          <table:table-cell office:value-type="string" calcext:value-type="string">
            <text:p>Rafae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deos</text:p>
          </table:table-cell>
          <table:table-cell table:number-columns-repeated="8"/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¿Carlos Barriga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aboratorios virtua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Virtuallab</text:p>
          </table:table-cell>
          <table:table-cell/>
          <table:table-cell office:value-type="string" calcext:value-type="string">
            <text:p>Cloudlab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UNVirtualL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NVirtuall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bjetos Virtuales de Aprendizaje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Wilson Peñ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vidades de aprendizaje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¿Yenny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oros de discus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dle</text:p>
          </table:table-cell>
          <table:table-cell/>
          <table:table-cell office:value-type="string" calcext:value-type="string">
            <text:p>Casos de ejemp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Wikis (escritura colaborativa)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areas y talleres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Videoconferenc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office:value-type="string" calcext:value-type="string">
            <text:p>Video de notas compartidas / grupos Tablero; potencial pedagóg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luación de los aprendizaj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Dian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jemplos de rúbric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edacta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es de comunicació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ogle/mood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des social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nectividad en Colombi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flexio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stión de curso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alificacion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mas UN excepcional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cursos en la we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nlazar y aument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N - clases remotas</text:p>
          </table:table-cell>
          <table:table-cell table:number-columns-repeated="8"/>
          <table:table-cell office:value-type="string" calcext:value-type="string">
            <text:p>Explicar y presentar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Encuentros pedagógicos de la Dirección Académica de Manizales</text:p>
          </table:table-cell>
          <table:table-cell table:number-columns-repeated="8"/>
          <table:table-cell office:value-type="string" calcext:value-type="string">
            <text:p>Presentar ¿video Neil?</text:p>
          </table:table-cell>
          <table:table-cell table:number-columns-repeated="101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 hacer" table:style-name="ta1">
        <table:table-column table:style-name="co7" table:default-cell-style-name="Default"/>
        <table:table-column table:style-name="co8" table:default-cell-style-name="Default"/>
        <table:table-row table:style-name="ro5">
          <table:table-cell office:value-type="string" calcext:value-type="string">
            <text:p>Tipo</text:p>
          </table:table-cell>
          <table:table-cell/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Explicación de la Taxonomía Bloom</text:p>
          </table:table-cell>
        </table:table-row>
        <table:table-row table:style-name="ro5">
          <table:table-cell office:value-type="string" calcext:value-type="string">
            <text:p>Tabla</text:p>
          </table:table-cell>
          <table:table-cell office:value-type="string" calcext:value-type="string">
            <text:p>Completar la tabla de Ejemplos de objetivos de aprendizaje</text:p>
          </table:table-cell>
        </table:table-row>
        <table:table-row table:style-name="ro5">
          <table:table-cell office:value-type="string" calcext:value-type="string">
            <text:p>Enlace</text:p>
          </table:table-cell>
          <table:table-cell office:value-type="string" calcext:value-type="string">
            <text:p>Enlace al video del IEI-Minas en el nodo Recursos Didáctic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15:51.287288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9:10:15.281482445</meta:creation-date>
    <dc:date>2020-06-22T11:46:36.297041606</dc:date>
    <meta:editing-duration>PT2H51M53S</meta:editing-duration>
    <meta:editing-cycles>7</meta:editing-cycles>
    <meta:generator>LibreOffice/6.0.7.3$Linux_X86_64 LibreOffice_project/00m0$Build-3</meta:generator>
    <meta:document-statistic meta:table-count="2" meta:cell-count="119" meta:object-count="0"/>
  </office:meta>
</office:document-meta>
</file>